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20479b"/>
    </style:style>
    <style:style style:name="P10" style:family="paragraph" style:parent-style-name="Standard">
      <style:text-properties officeooo:rsid="002195de" officeooo:paragraph-rsid="002195de"/>
    </style:style>
    <style:style style:name="P11" style:family="paragraph" style:parent-style-name="Standard">
      <style:text-properties officeooo:rsid="0022731b" officeooo:paragraph-rsid="0022731b"/>
    </style:style>
    <style:style style:name="P12" style:family="paragraph" style:parent-style-name="Standard">
      <style:text-properties officeooo:rsid="00242b81" officeooo:paragraph-rsid="00242b81"/>
    </style:style>
    <style:style style:name="P13" style:family="paragraph" style:parent-style-name="Standard">
      <style:text-properties officeooo:rsid="002782c8" officeooo:paragraph-rsid="002782c8"/>
    </style:style>
    <style:style style:name="P14" style:family="paragraph" style:parent-style-name="Standard">
      <style:text-properties officeooo:rsid="0027d39e" officeooo:paragraph-rsid="0027d39e"/>
    </style:style>
    <style:style style:name="P15" style:family="paragraph" style:parent-style-name="Standard">
      <style:text-properties officeooo:rsid="0027d39e" officeooo:paragraph-rsid="0027d39e"/>
    </style:style>
    <style:style style:name="P16" style:family="paragraph" style:parent-style-name="Standard">
      <style:text-properties officeooo:rsid="002a17d6" officeooo:paragraph-rsid="002a17d6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  <style:style style:name="T11" style:family="text">
      <style:text-properties officeooo:rsid="0022731b"/>
    </style:style>
    <style:style style:name="T12" style:family="text">
      <style:text-properties officeooo:rsid="002374a9"/>
    </style:style>
    <style:style style:name="T13" style:family="text">
      <style:text-properties officeooo:rsid="0024a716"/>
    </style:style>
    <style:style style:name="T14" style:family="text">
      <style:text-properties officeooo:rsid="0028c554"/>
    </style:style>
    <style:style style:name="T15" style:family="text">
      <style:text-properties officeooo:rsid="002b8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9">donderdag. 17/02/2016 16:10=&gt; <text:span text:style-name="T10">21:23</text:span> <text:s text:c="2"/><text:span text:style-name="T10">libs maken in altium</text:span></text:p>
      <text:p text:style-name="P9"/>
      <text:p text:style-name="P10">vrijdag 17/03/2016 10:00=&gt; <text:s/><text:span text:style-name="T11">17:00</text:span> <text:s text:c="2"/>werken aan project</text:p>
      <text:p text:style-name="P10"/>
      <text:p text:style-name="P9"/>
      <text:p text:style-name="P11">Zaterdag 19/03/2016 12:03=&gt; <text:s text:c="3"/><text:span text:style-name="T12">17:38</text:span> <text:s text:c="2"/>pcb tekene <text:s/>+ ultrasoon sensor programmeren </text:p>
      <text:p text:style-name="P11"/>
      <text:p text:style-name="P12">zondag 20/03/2016 11:35=&gt; <text:s text:c="3"/><text:span text:style-name="T13">15:07</text:span> <text:s text:c="4"/>opnieuw programmeren van servo naar pwm code en uitbrijden voor het 2 joystick kanaal in te lezen</text:p>
      <text:p text:style-name="P13">maandag 21/03/2016 10:00=&gt;12:15 programmeren 2de joyjstick kanaal kunne uitlezen 50% done mark berijkt </text:p>
      <text:p text:style-name="P14">donderdag 24/03/2016 10:00=&gt;18:00 ultrasoon programmeren<text:span text:style-name="T14">(proberen)</text:span> en dc-dc convertor uitkiezen</text:p>
      <text:p text:style-name="P14"/>
      <text:p text:style-name="P16">woensdag 30/03/2016 12:00=&gt; <text:s/><text:span text:style-name="T15">pwm programmeren en <text:s/>motortest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30T12:05:25.239000000</dc:date>
    <meta:editing-duration>P3DT16H5M27S</meta:editing-duration>
    <meta:editing-cycles>34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8" meta:word-count="195" meta:character-count="1506" meta:non-whitespace-character-count="1272"/>
  </office:meta>
</office:document-meta>
</file>